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text-properties style:font-name="Times New Roman" fo:font-size="12pt" fo:background-color="#ffff00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font-variant="normal" fo:text-transform="none" fo:color="#770088" style:text-line-through-style="none" style:font-name="monospace" fo:font-size="9.7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770088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444444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0055aa" style:font-name="monospace" fo:font-size="9.75pt" fo:letter-spacing="normal" fo:font-style="normal" fo:font-weight="normal"/>
    </style:style>
    <style:style style:name="T8" style:family="text">
      <style:text-properties fo:font-variant="normal" fo:text-transform="none" fo:color="#999977" style:font-name="monospace" fo:font-size="9.75pt" fo:letter-spacing="normal" fo:font-style="normal" fo:font-weight="normal"/>
    </style:style>
    <style:style style:name="T9" style:family="text">
      <style:text-properties fo:font-variant="normal" fo:text-transform="none" fo:color="#ff00ff" style:font-name="monospace" fo:font-size="9.75pt" fo:letter-spacing="normal" fo:font-style="normal" fo:font-weight="normal"/>
    </style:style>
    <style:style style:name="T10" style:family="text">
      <style:text-properties fo:font-variant="normal" fo:text-transform="none" fo:color="#aa1111" style:font-name="monospace" fo:font-size="9.75pt" fo:letter-spacing="normal" fo:font-style="normal" fo:font-weight="normal"/>
    </style:style>
    <style:style style:name="T11" style:family="text">
      <style:text-properties fo:font-variant="normal" fo:text-transform="none" fo:color="#116644" style:font-name="monospace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Exercice MySQL</text:span></text:p>
      <text:p text:style-name="Standard"/>
      <text:p text:style-name="Standard"/>
      <text:p text:style-name="Standard"><text:span text:style-name="T2">Exercice 2 : </text:span></text:p>
      <text:p text:style-name="Standard"><text:span text:style-name="T1">Pour chaque film, sélectionnez le titre du film, la note IMDb et l'année de sortie du film.</text:span></text:p>
      <text:p text:style-name="P2">SELECT movieTitle,imdbRating,yearReleased FROM movies</text:p>
      <text:p text:style-name="P1"/>
      <text:p text:style-name="Standard"><text:span text:style-name="T2">Exercice 2 b : </text:span></text:p>
      <text:p text:style-name="Standard"><text:span text:style-name="T1">Sélectionnez les colonnes movieTitle et boxOffice dans la table </text:span><text:span text:style-name="T2">movies</text:span><text:span text:style-name="T1">. N'affichez que les films dont les recettes sont supérieures à 300 millions de dollars.</text:span></text:p>
      <text:p text:style-name="P2">SELECT movieTitle,boxOffice FROM movies WHERE boxOffice&gt;300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1-25T16:28:12.41</dc:date>
    <meta:generator>OpenOffice/4.1.15$Win32 OpenOffice.org_project/4115m2$Build-9813</meta:generator>
    <meta:document-statistic meta:table-count="0" meta:image-count="0" meta:object-count="0" meta:page-count="1" meta:paragraph-count="7" meta:word-count="60" meta:character-count="403"/>
    <meta:editing-duration>PT4H33M36S</meta:editing-duration>
    <meta:editing-cycles>1</meta:editing-cycles>
  </office:meta>
</office:document-meta>
</file>